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Listenabsatz" style:master-page-name="MP0" style:list-style-name="LFO1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Eins</text:p>
        </text:list-item>
        <text:list-item>
          <text:p text:style-name="P2">Zwei</text:p>
        </text:list-item>
        <text:list-item>
          <text:p text:style-name="P3">Dre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tin Hollmichel</meta:initial-creator>
    <dc:creator>Martin Hollmichel</dc:creator>
    <meta:creation-date>2014-03-19T06:41:00Z</meta:creation-date>
    <dc:date>2014-03-19T06:41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